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0.861cm" fo:min-width="0cm"/>
      <style:paragraph-properties style:writing-mode="lr-tb"/>
    </style:style>
    <style:style style:name="gr4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3.661cm" fo:min-width="0cm"/>
      <style:paragraph-properties style:writing-mode="lr-tb"/>
    </style:style>
    <style:style style:name="gr5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2.094cm" fo:min-width="0cm"/>
      <style:paragraph-properties style:writing-mode="lr-tb"/>
    </style:style>
    <style:style style:name="gr6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55cm" fo:min-width="1.093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55cm" fo:min-width="1.093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55cm" fo:min-width="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.399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6.1cm"/>
    </style:style>
    <style:style style:name="gr16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7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8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6.9cm"/>
    </style:style>
    <style:style style:name="gr20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1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7.7cm"/>
    </style:style>
    <style:style style:name="gr23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4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2.3cm"/>
    </style:style>
    <style:style style:name="gr26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7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8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9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4.9cm"/>
    </style:style>
    <style:style style:name="gr31" style:family="graphic" style:parent-style-name="Default_5f_3_5f_1" style:list-style-name="L2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3.154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r7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fo:margin-left="0cm" fo:margin-right="0cm" fo:margin-top="0cm" fo:margin-bottom="0.404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 fo:font-size="18pt" style:font-size-asian="14pt" style:font-size-complex="14pt"/>
    </style:style>
    <style:style style:name="P7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8" style:family="paragraph">
      <style:paragraph-properties fo:margin-left="0cm" fo:margin-right="0cm" fo:margin-top="0cm" fo:margin-bottom="0.2cm" fo:line-height="100%" fo:text-indent="0cm"/>
    </style:style>
    <style:style style:name="P9" style:family="paragraph">
      <style:paragraph-properties fo:margin-left="0cm" fo:margin-right="0cm" fo:margin-top="0cm" fo:margin-bottom="0.2cm" fo:line-height="100%" fo:text-indent="0cm"/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2cm" fo:line-height="100%" fo:text-indent="0cm" style:writing-mode="lr-tb"/>
      <style:text-properties style:font-name="Open sans" fo:font-size="14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729fcf"/>
      <style:paragraph-properties fo:text-align="center" style:writing-mode="lr-tb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 sans" fo:font-size="18pt" style:font-size-asian="14pt" style:font-size-complex="14pt"/>
    </style:style>
    <style:style style:name="T5" style:family="text">
      <style:text-properties style:font-name="Open sans" fo:font-size="18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Open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Circular Queue</text:span><text:span text:style-name="T1"> – Linked 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lgorithm -de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6" draw:layer="layout" svg:width="14.784cm" svg:height="1.111cm" svg:x="0.416cm" svg:y="3.689cm">
          <draw:text-box>
            <text:list text:style-name="L2">
              <text:list-header>
                <text:p xml:id="id2" text:id="id2" text:style-name="P5"><text:span text:style-name="T4">Algorithm :dequeue(front,rear)</text:span></text:p>
              </text:list-header>
            </text:list>
          </draw:text-box>
        </draw:frame>
        <draw:frame draw:style-name="gr4" draw:text-style-name="P6" draw:layer="layout" svg:width="17cm" svg:height="3.911cm" svg:x="1.6cm" svg:y="5.389cm">
          <draw:text-box>
            <text:list text:style-name="L2">
              <text:list-header>
                <text:p xml:id="id3" text:id="id3" text:style-name="P5"><text:span text:style-name="T5">Input Specification :</text:span></text:p>
              </text:list-header>
              <text:list-item>
                <text:p xml:id="id4" text:id="id4" text:style-name="P5"><text:span text:style-name="T4">front : Pointer contains first node address</text:span></text:p>
              </text:list-item>
              <text:list-item>
                <text:p xml:id="id5" text:id="id5" text:style-name="P5"><text:span text:style-name="T4">rear <text:s/>: Pointer contains last node address</text:span></text:p>
              </text:list-item>
            </text:list>
          </draw:text-box>
        </draw:frame>
        <draw:frame draw:style-name="gr5" draw:text-style-name="P6" draw:layer="layout" svg:width="10.6cm" svg:height="2.344cm" svg:x="1.6cm" svg:y="9.656cm">
          <draw:text-box>
            <text:list text:style-name="L2">
              <text:list-header>
                <text:p xml:id="id6" text:id="id6" text:style-name="P5"><text:span text:style-name="T5">Output Specification :</text:span></text:p>
              </text:list-header>
              <text:list-item>
                <text:p xml:id="id7" text:id="id7" text:style-name="P5"><text:span text:style-name="T4">Status: e_true/e_false</text:span></text:p>
              </text:list-item>
            </text:list>
          </draw:text-box>
        </draw:frame>
        <draw:frame presentation:style-name="pr5" draw:text-style-name="P7" draw:layer="layout" svg:width="25.251cm" svg:height="3.154cm" svg:x="0.55cm" svg:y="0.2cm" presentation:class="title" presentation:user-transformed="true">
          <draw:text-box>
            <text:p xml:id="id1" text:id="id1"><text:span text:style-name="T6">Data Structure – Circular Queue</text:span><text:span text:style-name="T7"><text:line-break/></text:span><text:span text:style-name="T7">dequeue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frame draw:style-name="gr6" draw:text-style-name="P10" xml:id="id8" draw:id="id8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xml:id="id9" draw:id="id9" draw:layer="layout" svg:x1="5.2cm" svg:y1="9cm" svg:x2="6.2cm" svg:y2="9cm">
          <text:p/>
        </draw:line>
        <draw:line draw:style-name="gr7" draw:text-style-name="P11" xml:id="id10" draw:id="id10" draw:layer="layout" svg:x1="4.5cm" svg:y1="10cm" svg:x2="5.5cm" svg:y2="10cm">
          <text:p/>
        </draw:line>
        <draw:line draw:style-name="gr7" draw:text-style-name="P11" xml:id="id11" draw:id="id11" draw:layer="layout" svg:x1="2.9cm" svg:y1="10.9cm" svg:x2="3.9cm" svg:y2="10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frame draw:style-name="gr8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1cm" svg:y1="9.1cm" svg:x2="6.1cm" svg:y2="9.1cm">
          <text:p/>
        </draw:line>
        <draw:line draw:style-name="gr7" draw:text-style-name="P11" draw:layer="layout" svg:x1="4.5cm" svg:y1="10cm" svg:x2="5.5cm" svg:y2="10cm">
          <text:p/>
        </draw:line>
        <draw:line draw:style-name="gr7" draw:text-style-name="P11" draw:layer="layout" svg:x1="3cm" svg:y1="10.9cm" svg:x2="4cm" svg:y2="10.9cm">
          <text:p/>
        </draw:line>
        <draw:g>
          <draw:custom-shape draw:style-name="gr9" draw:text-style-name="P12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11" draw:text-style-name="P12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3cm">
            <draw:text-box>
              <text:p>front </text:p>
            </draw:text-box>
          </draw:frame>
        </draw:g>
        <draw:line draw:style-name="gr7" draw:text-style-name="P11" draw:layer="layout" svg:x1="12cm" svg:y1="5.401cm" svg:x2="13.8cm" svg:y2="5.401cm">
          <text:p/>
        </draw:line>
        <draw:line draw:style-name="gr7" draw:text-style-name="P11" draw:layer="layout" svg:x1="15.3cm" svg:y1="3.355cm" svg:x2="15.3cm" svg:y2="4.964cm">
          <text:p/>
        </draw:line>
        <draw:g>
          <draw:line draw:style-name="gr13" draw:text-style-name="P11" draw:layer="layout" svg:x1="16.326cm" svg:y1="5.601cm" svg:x2="16.326cm" svg:y2="7.001cm">
            <text:p/>
          </draw:line>
          <draw:line draw:style-name="gr13" draw:text-style-name="P11" draw:layer="layout" svg:x1="15.16cm" svg:y1="7.001cm" svg:x2="16.326cm" svg:y2="7.001cm">
            <text:p/>
          </draw:line>
          <draw:line draw:style-name="gr7" draw:text-style-name="P11" draw:layer="layout" svg:x1="15.16cm" svg:y1="7.001cm" svg:x2="15.16cm" svg:y2="5.801cm">
            <text:p/>
          </draw:line>
        </draw:g>
        <draw:frame draw:style-name="gr14" draw:text-style-name="P15" draw:layer="layout" svg:width="1.377cm" svg:height="0.831cm" svg:x="14.017cm" svg:y="5.002cm">
          <draw:text-box>
            <text:p><text:span text:style-name="T9">1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5" draw:text-style-name="P16" xml:id="id12" draw:id="id12" draw:layer="layout" svg:width="6.6cm" svg:height="0.911cm" svg:x="0.9cm" svg:y="3.089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2cm" svg:y1="9cm" svg:x2="6.2cm" svg:y2="9cm">
          <text:p/>
        </draw:line>
        <draw:line draw:style-name="gr7" draw:text-style-name="P11" draw:layer="layout" svg:x1="4.5cm" svg:y1="10cm" svg:x2="5.5cm" svg:y2="10cm">
          <text:p/>
        </draw:line>
        <draw:line draw:style-name="gr7" draw:text-style-name="P11" draw:layer="layout" svg:x1="2.9cm" svg:y1="10.9cm" svg:x2="3.9cm" svg:y2="10.9cm">
          <text:p/>
        </draw:line>
        <draw:g>
          <draw:custom-shape draw:style-name="gr9" draw:text-style-name="P12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11" draw:text-style-name="P12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3cm">
            <draw:text-box>
              <text:p>front </text:p>
            </draw:text-box>
          </draw:frame>
        </draw:g>
        <draw:line draw:style-name="gr7" draw:text-style-name="P11" draw:layer="layout" svg:x1="12cm" svg:y1="5.401cm" svg:x2="13.8cm" svg:y2="5.401cm">
          <text:p/>
        </draw:line>
        <draw:line draw:style-name="gr7" draw:text-style-name="P11" draw:layer="layout" svg:x1="15.3cm" svg:y1="3.355cm" svg:x2="15.3cm" svg:y2="4.964cm">
          <text:p/>
        </draw:line>
        <draw:g>
          <draw:line draw:style-name="gr13" draw:text-style-name="P11" draw:layer="layout" svg:x1="16.326cm" svg:y1="5.601cm" svg:x2="16.326cm" svg:y2="7.001cm">
            <text:p/>
          </draw:line>
          <draw:line draw:style-name="gr13" draw:text-style-name="P11" draw:layer="layout" svg:x1="15.16cm" svg:y1="7.001cm" svg:x2="16.326cm" svg:y2="7.001cm">
            <text:p/>
          </draw:line>
          <draw:line draw:style-name="gr7" draw:text-style-name="P11" draw:layer="layout" svg:x1="15.16cm" svg:y1="7.001cm" svg:x2="15.16cm" svg:y2="5.801cm">
            <text:p/>
          </draw:line>
        </draw:g>
        <draw:frame draw:style-name="gr14" draw:text-style-name="P15" draw:layer="layout" svg:width="1.377cm" svg:height="0.831cm" svg:x="14.017cm" svg:y="5.002cm">
          <draw:text-box>
            <text:p><text:span text:style-name="T9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5" draw:text-style-name="P16" xml:id="id13" draw:id="id13" draw:layer="layout" svg:width="6.6cm" svg:height="0.911cm" svg:x="0.6cm" svg:y="4.88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2cm" svg:y1="9.1cm" svg:x2="6.2cm" svg:y2="9.1cm">
          <text:p/>
        </draw:line>
        <draw:line draw:style-name="gr7" draw:text-style-name="P11" draw:layer="layout" svg:x1="4.4cm" svg:y1="10cm" svg:x2="5.4cm" svg:y2="10cm">
          <text:p/>
        </draw:line>
        <draw:line draw:style-name="gr7" draw:text-style-name="P11" draw:layer="layout" svg:x1="2.9cm" svg:y1="10.9cm" svg:x2="3.9cm" svg:y2="10.9cm">
          <text:p/>
        </draw:line>
        <draw:g>
          <draw:custom-shape draw:style-name="gr9" draw:text-style-name="P12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11" draw:text-style-name="P12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3cm">
            <draw:text-box>
              <text:p>front </text:p>
            </draw:text-box>
          </draw:frame>
        </draw:g>
        <draw:line draw:style-name="gr7" draw:text-style-name="P11" draw:layer="layout" svg:x1="12cm" svg:y1="5.401cm" svg:x2="13.8cm" svg:y2="5.401cm">
          <text:p/>
        </draw:line>
        <draw:line draw:style-name="gr7" draw:text-style-name="P11" draw:layer="layout" svg:x1="15.3cm" svg:y1="3.355cm" svg:x2="15.3cm" svg:y2="4.964cm">
          <text:p/>
        </draw:line>
        <draw:g>
          <draw:line draw:style-name="gr13" draw:text-style-name="P11" draw:layer="layout" svg:x1="16.326cm" svg:y1="5.601cm" svg:x2="16.326cm" svg:y2="7.001cm">
            <text:p/>
          </draw:line>
          <draw:line draw:style-name="gr13" draw:text-style-name="P11" draw:layer="layout" svg:x1="15.16cm" svg:y1="7.001cm" svg:x2="16.326cm" svg:y2="7.001cm">
            <text:p/>
          </draw:line>
          <draw:line draw:style-name="gr7" draw:text-style-name="P11" draw:layer="layout" svg:x1="15.16cm" svg:y1="7.001cm" svg:x2="15.16cm" svg:y2="5.801cm">
            <text:p/>
          </draw:line>
        </draw:g>
        <draw:frame draw:style-name="gr14" draw:text-style-name="P15" draw:layer="layout" svg:width="1.377cm" svg:height="0.831cm" svg:x="14.017cm" svg:y="5.002cm">
          <draw:text-box>
            <text:p><text:span text:style-name="T9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5" draw:text-style-name="P16" xml:id="id14" draw:id="id14" draw:layer="layout" svg:width="6.6cm" svg:height="0.911cm" svg:x="1.2cm" svg:y="5.88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1cm" svg:y1="9cm" svg:x2="6.1cm" svg:y2="9cm">
          <text:p/>
        </draw:line>
        <draw:line draw:style-name="gr7" draw:text-style-name="P11" draw:layer="layout" svg:x1="4.4cm" svg:y1="10cm" svg:x2="5.4cm" svg:y2="10cm">
          <text:p/>
        </draw:line>
        <draw:line draw:style-name="gr7" draw:text-style-name="P11" draw:layer="layout" svg:x1="2.9cm" svg:y1="11cm" svg:x2="3.9cm" svg:y2="11cm">
          <text:p/>
        </draw:line>
        <draw:g xml:id="id15" draw:id="id15">
          <draw:custom-shape draw:style-name="gr9" draw:text-style-name="P12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11" draw:text-style-name="P12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3cm">
            <draw:text-box>
              <text:p>front </text:p>
            </draw:text-box>
          </draw:frame>
        </draw:g>
        <draw:line draw:style-name="gr7" draw:text-style-name="P11" draw:layer="layout" svg:x1="12cm" svg:y1="5.401cm" svg:x2="13.8cm" svg:y2="5.401cm">
          <text:p/>
        </draw:line>
        <draw:line draw:style-name="gr7" draw:text-style-name="P11" draw:layer="layout" svg:x1="15.3cm" svg:y1="3.355cm" svg:x2="15.3cm" svg:y2="4.964cm">
          <text:p/>
        </draw:line>
        <draw:g xml:id="id16" draw:id="id16">
          <draw:line draw:style-name="gr13" draw:text-style-name="P11" draw:layer="layout" svg:x1="16.326cm" svg:y1="5.601cm" svg:x2="16.326cm" svg:y2="7.001cm">
            <text:p/>
          </draw:line>
          <draw:line draw:style-name="gr13" draw:text-style-name="P11" draw:layer="layout" svg:x1="15.16cm" svg:y1="7.001cm" svg:x2="16.326cm" svg:y2="7.001cm">
            <text:p/>
          </draw:line>
          <draw:line draw:style-name="gr7" draw:text-style-name="P11" draw:layer="layout" svg:x1="15.16cm" svg:y1="7.001cm" svg:x2="15.16cm" svg:y2="5.801cm">
            <text:p/>
          </draw:line>
        </draw:g>
        <draw:frame draw:style-name="gr14" draw:text-style-name="P15" draw:layer="layout" svg:width="1.377cm" svg:height="0.831cm" svg:x="14.017cm" svg:y="5.002cm">
          <draw:text-box>
            <text:p xml:id="id17" text:id="id17"><text:span text:style-name="T9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9" draw:text-style-name="P16" xml:id="id18" draw:id="id18" draw:layer="layout" svg:width="7.4cm" svg:height="0.911cm" svg:x="1.6cm" svg:y="6.851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2cm" svg:y1="9.1cm" svg:x2="6.2cm" svg:y2="9.1cm">
          <text:p/>
        </draw:line>
        <draw:line draw:style-name="gr7" draw:text-style-name="P11" draw:layer="layout" svg:x1="4.4cm" svg:y1="10cm" svg:x2="5.4cm" svg:y2="10cm">
          <text:p/>
        </draw:line>
        <draw:line draw:style-name="gr7" draw:text-style-name="P11" draw:layer="layout" svg:x1="3cm" svg:y1="10.9cm" svg:x2="4cm" svg:y2="10.9cm">
          <text:p/>
        </draw:line>
        <draw:g>
          <draw:custom-shape draw:style-name="gr11" draw:text-style-name="P12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11" draw:text-style-name="P12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3cm">
            <draw:text-box>
              <text:p>front </text:p>
            </draw:text-box>
          </draw:frame>
        </draw:g>
        <draw:polyline draw:style-name="gr7" draw:text-style-name="P11" xml:id="id19" draw:id="id19" draw:layer="layout" svg:width="1.799cm" svg:height="0cm" svg:x="12cm" svg:y="5.401cm" svg:viewBox="0 0 1800 0" draw:points="0,0 1800,0">
          <text:p/>
        </draw:polyline>
        <draw:polyline draw:style-name="gr7" draw:text-style-name="P11" xml:id="id20" draw:id="id20" draw:layer="layout" svg:width="0cm" svg:height="1.608cm" svg:x="15.3cm" svg:y="3.355cm" svg:viewBox="0 0 0 1609" draw:points="0,0 0,1609">
          <text:p/>
        </draw:polyline>
        <draw:frame draw:style-name="gr14" draw:text-style-name="P15" xml:id="id21" draw:id="id21" draw:layer="layout" svg:width="2cm" svg:height="0.831cm" svg:x="14.1cm" svg:y="2.97cm">
          <draw:text-box>
            <text:p><text:span text:style-name="T9">NULL</text:span></text:p>
          </draw:text-box>
        </draw:frame>
        <draw:frame draw:style-name="gr14" draw:text-style-name="P15" xml:id="id22" draw:id="id22" draw:layer="layout" svg:width="2cm" svg:height="0.831cm" svg:x="10.4cm" svg:y="4.972cm">
          <draw:text-box>
            <text:p><text:span text:style-name="T9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right" presentation:preset-property="Direction">
                  <anim:transitionFilter smil:dur="0.5s" smil:targetElement="id19" smil:type="slideWipe" smil:subtype="fromRight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peek-out" presentation:preset-sub-type="from-bottom" presentation:preset-property="Direction">
                  <anim:transitionFilter smil:dur="0.25s" smil:targetElement="id20" smil:type="slideWipe" smil:subtype="fromBottom" smil:mode="out"/>
                  <anim:set smil:begin="0.2495s" smil:dur="0.0005s" smil:fill="hold" smil:targetElement="id2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9" draw:text-style-name="P16" xml:id="id23" draw:id="id23" draw:layer="layout" svg:width="7.4cm" svg:height="0.911cm" svg:x="0.8cm" svg:y="11.48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1cm" svg:y1="9cm" svg:x2="6.1cm" svg:y2="9cm">
          <text:p/>
        </draw:line>
        <draw:line draw:style-name="gr7" draw:text-style-name="P11" draw:layer="layout" svg:x1="4.5cm" svg:y1="10cm" svg:x2="5.5cm" svg:y2="10cm">
          <text:p/>
        </draw:line>
        <draw:line draw:style-name="gr7" draw:text-style-name="P11" draw:layer="layout" svg:x1="2.9cm" svg:y1="10.9cm" svg:x2="3.9cm" svg:y2="10.9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2" draw:text-style-name="P16" xml:id="id37" draw:id="id37" draw:layer="layout" svg:width="8.2cm" svg:height="0.911cm" svg:x="0.6cm" svg:y="3.089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2cm" svg:y1="9.1cm" svg:x2="6.2cm" svg:y2="9.1cm">
          <text:p/>
        </draw:line>
        <draw:line draw:style-name="gr7" draw:text-style-name="P11" draw:layer="layout" svg:x1="4.5cm" svg:y1="10cm" svg:x2="5.5cm" svg:y2="10cm">
          <text:p/>
        </draw:line>
        <draw:line draw:style-name="gr7" draw:text-style-name="P11" draw:layer="layout" svg:x1="2.9cm" svg:y1="11cm" svg:x2="3.9cm" svg:y2="11cm">
          <text:p/>
        </draw:line>
        <draw:g xml:id="id24" draw:id="id24"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xml:id="id25" draw:id="id25" draw:layer="layout" svg:width="1.377cm" svg:height="0.831cm" svg:x="23.814cm" svg:y="5.005cm">
          <draw:text-box>
            <text:p><text:span text:style-name="T9">30</text:span></text:p>
          </draw:text-box>
        </draw:frame>
        <draw:g xml:id="id26" draw:id="id26">
          <draw:custom-shape draw:style-name="gr9" draw:text-style-name="P12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 xml:id="id27" draw:id="id27"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polyline draw:style-name="gr7" draw:text-style-name="P11" xml:id="id28" draw:id="id28" draw:layer="layout" svg:width="1.799cm" svg:height="0cm" svg:x="12cm" svg:y="5.406cm" svg:viewBox="0 0 1800 0" draw:points="0,0 1800,0">
          <text:p/>
        </draw:polyline>
        <draw:frame draw:style-name="gr14" draw:text-style-name="P15" xml:id="id29" draw:id="id29" draw:layer="layout" svg:width="1.377cm" svg:height="0.831cm" svg:x="14.017cm" svg:y="5.007cm">
          <draw:text-box>
            <text:p><text:span text:style-name="T9">10</text:span></text:p>
          </draw:text-box>
        </draw:frame>
        <draw:g xml:id="id30" draw:id="id30"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xml:id="id31" draw:id="id31" draw:layer="layout" svg:width="1.377cm" svg:height="0.831cm" svg:x="19.401cm" svg:y="5.007cm">
          <draw:text-box>
            <text:p><text:span text:style-name="T9">20</text:span></text:p>
          </draw:text-box>
        </draw:frame>
        <draw:polyline draw:style-name="gr7" draw:text-style-name="P11" xml:id="id32" draw:id="id32" draw:layer="layout" svg:width="2.349cm" svg:height="0cm" svg:x="16.8cm" svg:y="5.405cm" svg:viewBox="0 0 2350 0" draw:points="0,0 2350,0">
          <text:p/>
        </draw:polyline>
        <draw:polyline draw:style-name="gr7" draw:text-style-name="P11" xml:id="id33" draw:id="id33" draw:layer="layout" svg:width="2.013cm" svg:height="0cm" svg:x="21.8cm" svg:y="5.403cm" svg:viewBox="0 0 2014 0" draw:points="0,0 2014,0">
          <text:p/>
        </draw:polyline>
        <draw:g xml:id="id34" draw:id="id34"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polyline draw:style-name="gr7" draw:text-style-name="P11" xml:id="id35" draw:id="id35" draw:layer="layout" svg:width="0cm" svg:height="1.608cm" svg:x="25.407cm" svg:y="3.358cm" svg:viewBox="0 0 0 1609" draw:points="0,0 0,1609">
          <text:p/>
        </draw:polyline>
        <draw:g xml:id="id36" draw:id="id36">
          <draw:line draw:style-name="gr13" draw:text-style-name="P11" draw:layer="layout" svg:x1="25.8cm" svg:y1="5.601cm" svg:x2="25.8cm" svg:y2="7.002cm">
            <text:p/>
          </draw:line>
          <draw:line draw:style-name="gr13" draw:text-style-name="P11" draw:layer="layout" svg:x1="15.286cm" svg:y1="7.002cm" svg:x2="25.8cm" svg:y2="7.002cm">
            <text:p/>
          </draw:line>
          <draw:line draw:style-name="gr7" draw:text-style-name="P11" draw:layer="layout" svg:x1="15.286cm" svg:y1="7.002cm" svg:x2="15.2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2" draw:text-style-name="P16" xml:id="id38" draw:id="id38" draw:layer="layout" svg:width="8.2cm" svg:height="0.911cm" svg:x="0.6cm" svg:y="4.889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2cm" svg:y1="9.1cm" svg:x2="6.2cm" svg:y2="9.1cm">
          <text:p/>
        </draw:line>
        <draw:line draw:style-name="gr7" draw:text-style-name="P11" draw:layer="layout" svg:x1="4.5cm" svg:y1="10cm" svg:x2="5.5cm" svg:y2="10cm">
          <text:p/>
        </draw:line>
        <draw:line draw:style-name="gr7" draw:text-style-name="P11" draw:layer="layout" svg:x1="3cm" svg:y1="10.9cm" svg:x2="4cm" svg:y2="10.9cm">
          <text:p/>
        </draw:line>
        <draw:g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23.814cm" svg:y="5.005cm">
          <draw:text-box>
            <text:p><text:span text:style-name="T9">30</text:span></text:p>
          </draw:text-box>
        </draw:frame>
        <draw:g>
          <draw:custom-shape draw:style-name="gr9" draw:text-style-name="P12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line draw:style-name="gr7" draw:text-style-name="P11" draw:layer="layout" svg:x1="12cm" svg:y1="5.406cm" svg:x2="13.8cm" svg:y2="5.406cm">
          <text:p/>
        </draw:line>
        <draw:frame draw:style-name="gr14" draw:text-style-name="P15" draw:layer="layout" svg:width="1.377cm" svg:height="0.831cm" svg:x="14.017cm" svg:y="5.007cm">
          <draw:text-box>
            <text:p><text:span text:style-name="T9">10</text:span></text:p>
          </draw:text-box>
        </draw:frame>
        <draw:g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19.401cm" svg:y="5.007cm">
          <draw:text-box>
            <text:p><text:span text:style-name="T9">20</text:span></text:p>
          </draw:text-box>
        </draw:frame>
        <draw:line draw:style-name="gr7" draw:text-style-name="P11" draw:layer="layout" svg:x1="16.8cm" svg:y1="5.405cm" svg:x2="19.15cm" svg:y2="5.405cm">
          <text:p/>
        </draw:line>
        <draw:line draw:style-name="gr7" draw:text-style-name="P11" draw:layer="layout" svg:x1="21.8cm" svg:y1="5.403cm" svg:x2="23.814cm" svg:y2="5.403cm">
          <text:p/>
        </draw:line>
        <draw:g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line draw:style-name="gr7" draw:text-style-name="P11" draw:layer="layout" svg:x1="25.407cm" svg:y1="3.358cm" svg:x2="25.407cm" svg:y2="4.967cm">
          <text:p/>
        </draw:line>
        <draw:g>
          <draw:line draw:style-name="gr13" draw:text-style-name="P11" draw:layer="layout" svg:x1="25.8cm" svg:y1="5.601cm" svg:x2="25.8cm" svg:y2="7.002cm">
            <text:p/>
          </draw:line>
          <draw:line draw:style-name="gr13" draw:text-style-name="P11" draw:layer="layout" svg:x1="15.286cm" svg:y1="7.002cm" svg:x2="25.8cm" svg:y2="7.002cm">
            <text:p/>
          </draw:line>
          <draw:line draw:style-name="gr7" draw:text-style-name="P11" draw:layer="layout" svg:x1="15.286cm" svg:y1="7.002cm" svg:x2="15.2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5" draw:text-style-name="P16" xml:id="id39" draw:id="id39" draw:layer="layout" svg:width="2.8cm" svg:height="0.911cm" svg:x="0.8cm" svg:y="7.8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1cm" svg:y1="9.1cm" svg:x2="6.1cm" svg:y2="9.1cm">
          <text:p/>
        </draw:line>
        <draw:line draw:style-name="gr7" draw:text-style-name="P11" draw:layer="layout" svg:x1="4.4cm" svg:y1="10cm" svg:x2="5.4cm" svg:y2="10cm">
          <text:p/>
        </draw:line>
        <draw:line draw:style-name="gr7" draw:text-style-name="P11" draw:layer="layout" svg:x1="3cm" svg:y1="10.9cm" svg:x2="4cm" svg:y2="10.9cm">
          <text:p/>
        </draw:line>
        <draw:g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23.814cm" svg:y="5.005cm">
          <draw:text-box>
            <text:p><text:span text:style-name="T9">30</text:span></text:p>
          </draw:text-box>
        </draw:frame>
        <draw:g>
          <draw:custom-shape draw:style-name="gr9" draw:text-style-name="P12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line draw:style-name="gr7" draw:text-style-name="P11" draw:layer="layout" svg:x1="12cm" svg:y1="5.406cm" svg:x2="13.8cm" svg:y2="5.406cm">
          <text:p/>
        </draw:line>
        <draw:frame draw:style-name="gr14" draw:text-style-name="P15" draw:layer="layout" svg:width="1.377cm" svg:height="0.831cm" svg:x="14.017cm" svg:y="5.007cm">
          <draw:text-box>
            <text:p><text:span text:style-name="T9">10</text:span></text:p>
          </draw:text-box>
        </draw:frame>
        <draw:g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19.401cm" svg:y="5.007cm">
          <draw:text-box>
            <text:p><text:span text:style-name="T9">20</text:span></text:p>
          </draw:text-box>
        </draw:frame>
        <draw:line draw:style-name="gr7" draw:text-style-name="P11" draw:layer="layout" svg:x1="16.8cm" svg:y1="5.405cm" svg:x2="19.15cm" svg:y2="5.405cm">
          <text:p/>
        </draw:line>
        <draw:line draw:style-name="gr7" draw:text-style-name="P11" draw:layer="layout" svg:x1="21.8cm" svg:y1="5.403cm" svg:x2="23.814cm" svg:y2="5.403cm">
          <text:p/>
        </draw:line>
        <draw:g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line draw:style-name="gr7" draw:text-style-name="P11" draw:layer="layout" svg:x1="25.407cm" svg:y1="3.358cm" svg:x2="25.407cm" svg:y2="4.967cm">
          <text:p/>
        </draw:line>
        <draw:g>
          <draw:line draw:style-name="gr13" draw:text-style-name="P11" draw:layer="layout" svg:x1="25.8cm" svg:y1="5.601cm" svg:x2="25.8cm" svg:y2="7.002cm">
            <text:p/>
          </draw:line>
          <draw:line draw:style-name="gr13" draw:text-style-name="P11" draw:layer="layout" svg:x1="15.286cm" svg:y1="7.002cm" svg:x2="25.8cm" svg:y2="7.002cm">
            <text:p/>
          </draw:line>
          <draw:line draw:style-name="gr7" draw:text-style-name="P11" draw:layer="layout" svg:x1="15.286cm" svg:y1="7.002cm" svg:x2="15.2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9" draw:text-style-name="P16" xml:id="id40" draw:id="id40" draw:layer="layout" svg:width="7.4cm" svg:height="0.911cm" svg:x="1.6cm" svg:y="8.689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2cm" svg:y1="9.1cm" svg:x2="6.2cm" svg:y2="9.1cm">
          <text:p/>
        </draw:line>
        <draw:line draw:style-name="gr7" draw:text-style-name="P11" draw:layer="layout" svg:x1="4.4cm" svg:y1="10cm" svg:x2="5.4cm" svg:y2="10cm">
          <text:p/>
        </draw:line>
        <draw:line draw:style-name="gr7" draw:text-style-name="P11" draw:layer="layout" svg:x1="3cm" svg:y1="10.9cm" svg:x2="4cm" svg:y2="10.9cm">
          <text:p/>
        </draw:line>
        <draw:g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23.814cm" svg:y="5.005cm">
          <draw:text-box>
            <text:p><text:span text:style-name="T9">30</text:span></text:p>
          </draw:text-box>
        </draw:frame>
        <draw:g>
          <draw:custom-shape draw:style-name="gr9" draw:text-style-name="P12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polyline draw:style-name="gr7" draw:text-style-name="P11" xml:id="id41" draw:id="id41" draw:layer="layout" svg:width="1.799cm" svg:height="0cm" svg:x="12cm" svg:y="5.406cm" svg:viewBox="0 0 1800 0" draw:points="0,0 1800,0">
          <text:p/>
        </draw:polyline>
        <draw:frame draw:style-name="gr14" draw:text-style-name="P15" draw:layer="layout" svg:width="1.377cm" svg:height="0.831cm" svg:x="14.017cm" svg:y="5.007cm">
          <draw:text-box>
            <text:p><text:span text:style-name="T9">10</text:span></text:p>
          </draw:text-box>
        </draw:frame>
        <draw:g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19.401cm" svg:y="5.007cm">
          <draw:text-box>
            <text:p><text:span text:style-name="T9">20</text:span></text:p>
          </draw:text-box>
        </draw:frame>
        <draw:line draw:style-name="gr7" draw:text-style-name="P11" draw:layer="layout" svg:x1="16.8cm" svg:y1="5.405cm" svg:x2="19.15cm" svg:y2="5.405cm">
          <text:p/>
        </draw:line>
        <draw:line draw:style-name="gr7" draw:text-style-name="P11" draw:layer="layout" svg:x1="21.8cm" svg:y1="5.403cm" svg:x2="23.814cm" svg:y2="5.403cm">
          <text:p/>
        </draw:line>
        <draw:g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line draw:style-name="gr7" draw:text-style-name="P11" draw:layer="layout" svg:x1="25.407cm" svg:y1="3.358cm" svg:x2="25.407cm" svg:y2="4.967cm">
          <text:p/>
        </draw:line>
        <draw:g>
          <draw:line draw:style-name="gr13" draw:text-style-name="P11" draw:layer="layout" svg:x1="25.8cm" svg:y1="5.601cm" svg:x2="25.8cm" svg:y2="7.002cm">
            <text:p/>
          </draw:line>
          <draw:line draw:style-name="gr13" draw:text-style-name="P11" draw:layer="layout" svg:x1="15.286cm" svg:y1="7.002cm" svg:x2="25.8cm" svg:y2="7.002cm">
            <text:p/>
          </draw:line>
          <draw:line draw:style-name="gr7" draw:text-style-name="P11" draw:layer="layout" svg:x1="15.286cm" svg:y1="7.002cm" svg:x2="15.286cm" svg:y2="5.801cm">
            <text:p/>
          </draw:line>
        </draw:g>
        <draw:g xml:id="id42" draw:id="id42">
          <draw:line draw:style-name="gr13" draw:text-style-name="P11" draw:layer="layout" svg:x1="12.1cm" svg:y1="5.008cm" svg:x2="12.1cm" svg:y2="4.108cm">
            <text:p/>
          </draw:line>
          <draw:line draw:style-name="gr13" draw:text-style-name="P11" draw:layer="layout" svg:x1="12.1cm" svg:y1="4.108cm" svg:x2="20.8cm" svg:y2="4.108cm">
            <text:p/>
          </draw:line>
          <draw:line draw:style-name="gr7" draw:text-style-name="P11" draw:layer="layout" svg:x1="20.8cm" svg:y1="4.108cm" svg:x2="20.778cm" svg:y2="5.00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peek-out" presentation:preset-sub-type="from-right" presentation:preset-property="Direction">
                  <anim:transitionFilter smil:dur="0.5s" smil:targetElement="id41" smil:type="slideWipe" smil:subtype="fromRight" smil:mode="out"/>
                  <anim:set smil:begin="0.499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4s" smil:fill="hold" smil:targetElement="id42" smil:attributeName="visibility" smil:to="visible"/>
                  <anim:transitionFilter smil:dur="2s" smil:targetElement="id42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9" draw:text-style-name="P16" xml:id="id43" draw:id="id43" draw:layer="layout" svg:width="7.4cm" svg:height="0.911cm" svg:x="1.6cm" svg:y="9.6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12.5cm" svg:height="11.311cm" svg:x="-0.4cm" svg:y="3.2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cm" svg:y1="9.2cm" svg:x2="6cm" svg:y2="9.2cm">
          <text:p/>
        </draw:line>
        <draw:line draw:style-name="gr7" draw:text-style-name="P11" draw:layer="layout" svg:x1="4.3cm" svg:y1="10.111cm" svg:x2="5.3cm" svg:y2="10.111cm">
          <text:p/>
        </draw:line>
        <draw:line draw:style-name="gr7" draw:text-style-name="P11" draw:layer="layout" svg:x1="2.8cm" svg:y1="11.1cm" svg:x2="3.8cm" svg:y2="11.1cm">
          <text:p/>
        </draw:line>
        <draw:g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23.814cm" svg:y="5.005cm">
          <draw:text-box>
            <text:p><text:span text:style-name="T9">30</text:span></text:p>
          </draw:text-box>
        </draw:frame>
        <draw:g xml:id="id44" draw:id="id44">
          <draw:custom-shape draw:style-name="gr9" draw:text-style-name="P12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frame draw:style-name="gr14" draw:text-style-name="P15" draw:layer="layout" svg:width="1.377cm" svg:height="0.831cm" svg:x="14.017cm" svg:y="5.007cm">
          <draw:text-box>
            <text:p xml:id="id45" text:id="id45"><text:span text:style-name="T9">10</text:span></text:p>
          </draw:text-box>
        </draw:frame>
        <draw:g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19.401cm" svg:y="5.007cm">
          <draw:text-box>
            <text:p><text:span text:style-name="T9">20</text:span></text:p>
          </draw:text-box>
        </draw:frame>
        <draw:polyline draw:style-name="gr7" draw:text-style-name="P11" xml:id="id46" draw:id="id46" draw:layer="layout" svg:width="2.349cm" svg:height="0cm" svg:x="16.8cm" svg:y="5.405cm" svg:viewBox="0 0 2350 0" draw:points="0,0 2350,0">
          <text:p/>
        </draw:polyline>
        <draw:line draw:style-name="gr7" draw:text-style-name="P11" draw:layer="layout" svg:x1="21.8cm" svg:y1="5.403cm" svg:x2="23.814cm" svg:y2="5.403cm">
          <text:p/>
        </draw:line>
        <draw:g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line draw:style-name="gr7" draw:text-style-name="P11" draw:layer="layout" svg:x1="25.407cm" svg:y1="3.358cm" svg:x2="25.407cm" svg:y2="4.967cm">
          <text:p/>
        </draw:line>
        <draw:g>
          <draw:line draw:style-name="gr13" draw:text-style-name="P11" draw:layer="layout" svg:x1="25.8cm" svg:y1="5.601cm" svg:x2="25.8cm" svg:y2="7.002cm">
            <text:p/>
          </draw:line>
          <draw:line draw:style-name="gr13" draw:text-style-name="P11" draw:layer="layout" svg:x1="15.286cm" svg:y1="7.002cm" svg:x2="25.8cm" svg:y2="7.002cm">
            <text:p/>
          </draw:line>
          <draw:line draw:style-name="gr7" draw:text-style-name="P11" draw:layer="layout" svg:x1="15.286cm" svg:y1="7.002cm" svg:x2="15.286cm" svg:y2="5.801cm">
            <text:p/>
          </draw:line>
        </draw:g>
        <draw:g>
          <draw:line draw:style-name="gr13" draw:text-style-name="P11" draw:layer="layout" svg:x1="12.1cm" svg:y1="5.008cm" svg:x2="12.1cm" svg:y2="4.108cm">
            <text:p/>
          </draw:line>
          <draw:line draw:style-name="gr13" draw:text-style-name="P11" draw:layer="layout" svg:x1="12.1cm" svg:y1="4.108cm" svg:x2="20.8cm" svg:y2="4.108cm">
            <text:p/>
          </draw:line>
          <draw:line draw:style-name="gr7" draw:text-style-name="P11" draw:layer="layout" svg:x1="20.8cm" svg:y1="4.108cm" svg:x2="20.778cm" svg:y2="5.00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9" draw:text-style-name="P16" xml:id="id47" draw:id="id47" draw:layer="layout" svg:width="7.4cm" svg:height="0.911cm" svg:x="1.6cm" svg:y="10.511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1cm" svg:y1="9.1cm" svg:x2="6.1cm" svg:y2="9.1cm">
          <text:p/>
        </draw:line>
        <draw:line draw:style-name="gr7" draw:text-style-name="P11" draw:layer="layout" svg:x1="4.4cm" svg:y1="10cm" svg:x2="5.4cm" svg:y2="10cm">
          <text:p/>
        </draw:line>
        <draw:line draw:style-name="gr7" draw:text-style-name="P11" draw:layer="layout" svg:x1="2.9cm" svg:y1="10.9cm" svg:x2="3.9cm" svg:y2="10.9cm">
          <text:p/>
        </draw:line>
        <draw:g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23.814cm" svg:y="5.005cm">
          <draw:text-box>
            <text:p><text:span text:style-name="T9">30</text:span></text:p>
          </draw:text-box>
        </draw:frame>
        <draw:g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g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19.401cm" svg:y="5.007cm">
          <draw:text-box>
            <text:p><text:span text:style-name="T9">20</text:span></text:p>
          </draw:text-box>
        </draw:frame>
        <draw:line draw:style-name="gr7" draw:text-style-name="P11" draw:layer="layout" svg:x1="21.8cm" svg:y1="5.403cm" svg:x2="23.814cm" svg:y2="5.403cm">
          <text:p/>
        </draw:line>
        <draw:g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line draw:style-name="gr7" draw:text-style-name="P11" draw:layer="layout" svg:x1="25.407cm" svg:y1="3.358cm" svg:x2="25.407cm" svg:y2="4.967cm">
          <text:p/>
        </draw:line>
        <draw:g xml:id="id48" draw:id="id48">
          <draw:line draw:style-name="gr13" draw:text-style-name="P11" draw:layer="layout" svg:x1="25.8cm" svg:y1="5.601cm" svg:x2="25.8cm" svg:y2="7.002cm">
            <text:p/>
          </draw:line>
          <draw:line draw:style-name="gr13" draw:text-style-name="P11" draw:layer="layout" svg:x1="15.286cm" svg:y1="7.002cm" svg:x2="25.8cm" svg:y2="7.002cm">
            <text:p/>
          </draw:line>
          <draw:line draw:style-name="gr7" draw:text-style-name="P11" draw:layer="layout" svg:x1="15.286cm" svg:y1="7.002cm" svg:x2="15.286cm" svg:y2="5.801cm">
            <text:p/>
          </draw:line>
        </draw:g>
        <draw:g>
          <draw:line draw:style-name="gr13" draw:text-style-name="P11" draw:layer="layout" svg:x1="12.1cm" svg:y1="5.008cm" svg:x2="12.1cm" svg:y2="4.108cm">
            <text:p/>
          </draw:line>
          <draw:line draw:style-name="gr13" draw:text-style-name="P11" draw:layer="layout" svg:x1="12.1cm" svg:y1="4.108cm" svg:x2="20.8cm" svg:y2="4.108cm">
            <text:p/>
          </draw:line>
          <draw:line draw:style-name="gr7" draw:text-style-name="P11" draw:layer="layout" svg:x1="20.8cm" svg:y1="4.108cm" svg:x2="20.778cm" svg:y2="5.007cm">
            <text:p/>
          </draw:line>
        </draw:g>
        <draw:g xml:id="id49" draw:id="id49">
          <draw:line draw:style-name="gr13" draw:text-style-name="P11" draw:layer="layout" svg:x1="25.8cm" svg:y1="5.602cm" svg:x2="25.8cm" svg:y2="7.003cm">
            <text:p/>
          </draw:line>
          <draw:line draw:style-name="gr13" draw:text-style-name="P11" draw:layer="layout" svg:x1="20.6cm" svg:y1="7.003cm" svg:x2="25.8cm" svg:y2="7.003cm">
            <text:p/>
          </draw:line>
          <draw:line draw:style-name="gr7" draw:text-style-name="P11" draw:layer="layout" svg:x1="20.6cm" svg:y1="7.003cm" svg:x2="20.6cm" svg:y2="5.80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0" draw:text-style-name="P16" xml:id="id50" draw:id="id50" draw:layer="layout" svg:width="5.4cm" svg:height="0.911cm" svg:x="0.9cm" svg:y="11.589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12.5cm" svg:height="11.311cm" svg:x="-0.2cm" svg:y="3.089cm">
          <draw:text-box>
            <text:list text:style-name="L2">
              <text:list-header>
                <text:p text:style-name="P8"><text:span text:style-name="T8">if ( front = NULL)</text:span></text:p>
                <text:p text:style-name="P8"><text:span text:style-name="T8"><text:s text:c="4"/></text:span><text:span text:style-name="T8">return e_false</text:span></text:p>
                <text:p text:style-name="P8"><text:span text:style-name="T8">if( front = rear )</text:span></text:p>
                <text:p text:style-name="P8"><text:span text:style-name="T8"><text:s text:c="4"/></text:span><text:span text:style-name="T8">free( front )</text:span></text:p>
                <text:p text:style-name="P8"><text:span text:style-name="T8"><text:s text:c="4"/></text:span><text:span text:style-name="T8">front = rear = NULL <text:s/></text:span></text:p>
                <text:p text:style-name="P8"><text:span text:style-name="T8">else </text:span></text:p>
                <text:p text:style-name="P8"><text:span text:style-name="T8"><text:s text:c="3"/></text:span><text:span text:style-name="T8">front = front <text:s text:c="5"/>link </text:span></text:p>
                <text:p text:style-name="P8"><text:span text:style-name="T8"><text:s text:c="3"/></text:span><text:span text:style-name="T8">free( rear <text:s text:c="5"/>link)</text:span></text:p>
                <text:p text:style-name="P9"><text:span text:style-name="T8"><text:s text:c="3"/></text:span><text:span text:style-name="T8">rear <text:s text:c="5"/>link = front <text:s text:c="5"/></text:span></text:p>
                <text:p text:style-name="P8"><text:span text:style-name="T8">return e_true <text:s text:c="9"/></text:span></text:p>
              </text:list-header>
            </text:list>
          </draw:text-box>
        </draw:frame>
        <draw:line draw:style-name="gr7" draw:text-style-name="P11" draw:layer="layout" svg:x1="5.1cm" svg:y1="9.1cm" svg:x2="6.1cm" svg:y2="9.1cm">
          <text:p/>
        </draw:line>
        <draw:line draw:style-name="gr7" draw:text-style-name="P11" draw:layer="layout" svg:x1="4.5cm" svg:y1="10cm" svg:x2="5.5cm" svg:y2="10cm">
          <text:p/>
        </draw:line>
        <draw:line draw:style-name="gr7" draw:text-style-name="P11" draw:layer="layout" svg:x1="2.9cm" svg:y1="10.9cm" svg:x2="3.9cm" svg:y2="10.9cm">
          <text:p/>
        </draw:line>
        <draw:g>
          <draw:custom-shape draw:style-name="gr9" draw:text-style-name="P12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23.814cm" svg:y="5.005cm">
          <draw:text-box>
            <text:p><text:span text:style-name="T9">30</text:span></text:p>
          </draw:text-box>
        </draw:frame>
        <draw:g>
          <draw:custom-shape draw:style-name="gr11" draw:text-style-name="P12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10.4cm" svg:y="4.108cm">
            <draw:text-box>
              <text:p>front </text:p>
            </draw:text-box>
          </draw:frame>
        </draw:g>
        <draw:g>
          <draw:custom-shape draw:style-name="gr9" draw:text-style-name="P12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377cm" svg:height="0.831cm" svg:x="19.401cm" svg:y="5.007cm">
          <draw:text-box>
            <text:p><text:span text:style-name="T9">20</text:span></text:p>
          </draw:text-box>
        </draw:frame>
        <draw:line draw:style-name="gr7" draw:text-style-name="P11" draw:layer="layout" svg:x1="21.8cm" svg:y1="5.403cm" svg:x2="23.814cm" svg:y2="5.403cm">
          <text:p/>
        </draw:line>
        <draw:g>
          <draw:custom-shape draw:style-name="gr11" draw:text-style-name="P12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95cm" svg:height="0.962cm" svg:x="24cm" svg:y="1.902cm">
            <draw:text-box>
              <text:p>rear </text:p>
            </draw:text-box>
          </draw:frame>
        </draw:g>
        <draw:line draw:style-name="gr7" draw:text-style-name="P11" draw:layer="layout" svg:x1="25.407cm" svg:y1="3.358cm" svg:x2="25.407cm" svg:y2="4.967cm">
          <text:p/>
        </draw:line>
        <draw:g>
          <draw:line draw:style-name="gr13" draw:text-style-name="P11" draw:layer="layout" svg:x1="12.1cm" svg:y1="5.008cm" svg:x2="12.1cm" svg:y2="4.108cm">
            <text:p/>
          </draw:line>
          <draw:line draw:style-name="gr13" draw:text-style-name="P11" draw:layer="layout" svg:x1="12.1cm" svg:y1="4.108cm" svg:x2="20.8cm" svg:y2="4.108cm">
            <text:p/>
          </draw:line>
          <draw:line draw:style-name="gr7" draw:text-style-name="P11" draw:layer="layout" svg:x1="20.8cm" svg:y1="4.108cm" svg:x2="20.778cm" svg:y2="5.007cm">
            <text:p/>
          </draw:line>
        </draw:g>
        <draw:g>
          <draw:line draw:style-name="gr13" draw:text-style-name="P11" draw:layer="layout" svg:x1="25.8cm" svg:y1="5.602cm" svg:x2="25.8cm" svg:y2="7.003cm">
            <text:p/>
          </draw:line>
          <draw:line draw:style-name="gr13" draw:text-style-name="P11" draw:layer="layout" svg:x1="20.6cm" svg:y1="7.003cm" svg:x2="25.8cm" svg:y2="7.003cm">
            <text:p/>
          </draw:line>
          <draw:line draw:style-name="gr7" draw:text-style-name="P11" draw:layer="layout" svg:x1="20.6cm" svg:y1="7.003cm" svg:x2="20.6cm" svg:y2="5.80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5.199cm" svg:height="2.957cm" svg:x="0.9cm" svg:y="10.864cm" presentation:class="title" presentation:user-transformed="true">
          <draw:text-box>
            <text:p><text:span text:style-name="T3">Code -Circular Queue –Linked List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17H38M25S</meta:editing-duration>
    <meta:editing-cycles>163</meta:editing-cycles>
    <meta:generator>LibreOffice/7.3.2.2$Windows_X86_64 LibreOffice_project/49f2b1bff42cfccbd8f788c8dc32c1c309559be0</meta:generator>
    <dc:title>Bright Blue</dc:title>
    <dc:date>2022-04-14T11:32:45.370000000</dc:date>
    <meta:document-statistic meta:object-count="476"/>
    <meta:template xlink:type="simple" xlink:actuate="onRequest" xlink:title="Bright Blue" xlink:href="../R05_Flowchart.odp" meta:date="2020-04-08T20:36:48.497255069"/>
  </office:meta>
</office:document-meta>
</file>